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d2e" officeooo:paragraph-rsid="001c9d2e"/>
    </style:style>
    <style:style style:name="P2" style:family="paragraph" style:parent-style-name="Standard">
      <style:paragraph-properties>
        <style:tab-stops>
          <style:tab-stop style:position="3.6354in"/>
        </style:tab-stops>
      </style:paragraph-properties>
    </style:style>
    <style:style style:name="P3" style:family="paragraph" style:parent-style-name="Standard">
      <style:text-properties officeooo:rsid="00214fa5" officeooo:paragraph-rsid="00214fa5"/>
    </style:style>
    <style:style style:name="T1" style:family="text">
      <style:text-properties officeooo:rsid="001a9f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srun joy joy_node </text:p>
      <text:p text:style-name="Standard"/>
      <text:p text:style-name="P3">roscore</text:p>
      <text:p text:style-name="P3"/>
      <text:p text:style-name="P3">python3 xbox_controller.py </text:p>
      <text:p text:style-name="P3"/>
      <text:p text:style-name="P3">roslaunch mavros apm.launch fcu_url:=/dev/ttyACM0:57600</text:p>
      <text:p text:style-name="P3"/>
      <text:p text:style-name="P3">python3 px4_interface.py </text:p>
      <text:p text:style-name="P3"/>
      <text:p text:style-name="P3">rostopic echo /mavros/rc/out </text:p>
      <text:p text:style-name="P3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5:20:20.201739080</meta:creation-date>
    <dc:date>2025-02-25T23:38:42.555645684</dc:date>
    <meta:editing-duration>PT2H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5" meta:character-count="163" meta:non-whitespace-character-count="150"/>
  </office:meta>
</office:document-meta>
</file>